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984cm" fo:min-width="11.64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4.651cm" fo:min-width="2.242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984cm" fo:min-width="11.767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7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9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1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918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vertical-align="middle" draw:auto-grow-height="false" fo:min-height="1.911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vertical-align="middle" draw:auto-grow-height="false" fo:min-height="3.658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vertical-align="middle" draw:auto-grow-height="false" fo:min-height="1.794cm" fo:min-width="0cm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999999" draw:marker-end="Arrow" draw:marker-end-width="0.3cm" svg:stroke-opacity="100%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192cm" svg:height="2.286cm" svg:x="0.746cm" svg:y="7.731cm">
          <text:p text:style-name="P1">UNIX Kernel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4.953cm" svg:x="1.508cm" svg:y="2.778cm">
          <text:p text:style-name="P1">C</text:p>
          <text:p text:style-name="P1">Prog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4.953cm" svg:x="5.318cm" svg:y="2.778cm">
          <text:p text:style-name="P1">C</text:p>
          <text:p text:style-name="P1">Prog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4.953cm" svg:x="9.128cm" svg:y="2.778cm">
          <text:p text:style-name="P1">C</text:p>
          <text:p text:style-name="P1">Prog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319cm" svg:height="2.286cm" svg:x="0.619cm" svg:y="0.49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.171cm" svg:y1="2.397cm" svg:x2="2.171cm" svg:y2="3.54cm">
          <text:p/>
        </draw:line>
        <draw:frame draw:style-name="gr5" draw:text-style-name="P5" draw:layer="layout" svg:width="1.425cm" svg:height="0.721cm" svg:x="1.508cm" svg:y="1.762cm">
          <draw:text-box>
            <text:p text:style-name="P4"><text:span text:style-name="T1">input</text:span></text:p>
          </draw:text-box>
        </draw:frame>
        <draw:line draw:style-name="gr4" draw:text-style-name="P3" draw:layer="layout" svg:x1="3.286cm" svg:y1="3.286cm" svg:x2="3.286cm" svg:y2="2.27cm">
          <text:p/>
        </draw:line>
        <draw:frame draw:style-name="gr6" draw:text-style-name="P5" draw:layer="layout" svg:width="1.687cm" svg:height="0.721cm" svg:x="2.524cm" svg:y="3.159cm">
          <draw:text-box>
            <text:p><text:span text:style-name="T1">output</text:span></text:p>
          </draw:text-box>
        </draw:frame>
        <draw:line draw:style-name="gr4" draw:text-style-name="P3" draw:layer="layout" svg:x1="2.425cm" svg:y1="7.264cm" svg:x2="2.425cm" svg:y2="8.407cm">
          <text:p/>
        </draw:line>
        <draw:frame draw:style-name="gr7" draw:text-style-name="P5" draw:layer="layout" svg:width="1.891cm" svg:height="0.721cm" svg:x="1.395cm" svg:y="6.715cm">
          <draw:text-box>
            <text:p text:style-name="P4"><text:span text:style-name="T1">sys call</text:span></text:p>
          </draw:text-box>
        </draw:frame>
        <draw:line draw:style-name="gr4" draw:text-style-name="P3" draw:layer="layout" svg:x1="3.54cm" svg:y1="8.153cm" svg:x2="3.54cm" svg:y2="7.137cm">
          <text:p/>
        </draw:line>
        <draw:frame draw:style-name="gr8" draw:text-style-name="P5" draw:layer="layout" svg:width="1.611cm" svg:height="0.721cm" svg:x="2.778cm" svg:y="8.026cm">
          <draw:text-box>
            <text:p><text:span text:style-name="T1">return</text:span></text:p>
          </draw:text-box>
        </draw:frame>
        <draw:custom-shape draw:style-name="gr9" draw:text-style-name="P3" draw:layer="layout" svg:width="0.508cm" svg:height="2.413cm" svg:x="13.401cm" svg:y="7.73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6" draw:layer="layout" svg:width="5.472cm" svg:height="0.954cm" svg:x="14.29cm" svg:y="8.493cm">
          <draw:text-box>
            <text:p>System primitives</text:p>
          </draw:text-box>
        </draw:frame>
        <draw:custom-shape draw:style-name="gr11" draw:text-style-name="P3" draw:layer="layout" svg:width="0.508cm" svg:height="4.318cm" svg:x="13.401cm" svg:y="3.03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6" draw:layer="layout" svg:width="8.114cm" svg:height="1.657cm" svg:x="14.603cm" svg:y="4.423cm">
          <draw:text-box>
            <text:p>Encapsulated components</text:p>
            <text:p>using the system primitives</text:p>
          </draw:text-box>
        </draw:frame>
        <draw:custom-shape draw:style-name="gr12" draw:text-style-name="P3" draw:layer="layout" svg:width="0.508cm" svg:height="2.286cm" svg:x="13.401cm" svg:y="0.49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6" draw:layer="layout" svg:width="6.141cm" svg:height="1.657cm" svg:x="14.417cm" svg:y="0.613cm">
          <draw:text-box>
            <text:p>Orchestration of the</text:p>
            <text:p>system components</text:p>
          </draw:text-box>
        </draw:frame>
        <draw:line draw:style-name="gr4" draw:text-style-name="P3" draw:layer="layout" svg:x1="5.981cm" svg:y1="2.524cm" svg:x2="5.981cm" svg:y2="3.667cm">
          <text:p/>
        </draw:line>
        <draw:frame draw:style-name="gr5" draw:text-style-name="P5" draw:layer="layout" svg:width="1.425cm" svg:height="0.721cm" svg:x="5.318cm" svg:y="1.889cm">
          <draw:text-box>
            <text:p text:style-name="P4"><text:span text:style-name="T1">in</text:span><text:span text:style-name="T1">pu</text:span><text:span text:style-name="T1">t</text:span></text:p>
          </draw:text-box>
        </draw:frame>
        <draw:line draw:style-name="gr4" draw:text-style-name="P3" draw:layer="layout" svg:x1="2.172cm" svg:y1="2.397cm" svg:x2="2.172cm" svg:y2="3.54cm">
          <text:p/>
        </draw:line>
        <draw:frame draw:style-name="gr5" draw:text-style-name="P5" draw:layer="layout" svg:width="1.425cm" svg:height="0.721cm" svg:x="1.509cm" svg:y="1.762cm">
          <draw:text-box>
            <text:p text:style-name="P4"><text:span text:style-name="T1">input</text:span></text:p>
          </draw:text-box>
        </draw:frame>
        <draw:frame draw:style-name="gr10" draw:text-style-name="P6" draw:layer="layout" svg:width="1.907cm" svg:height="0.954cm" svg:x="5.697cm" svg:y="0.681cm">
          <draw:text-box>
            <text:p>Shell</text:p>
          </draw:text-box>
        </draw:frame>
        <draw:path draw:style-name="gr13" draw:text-style-name="P3" draw:layer="layout" svg:width="2.186cm" svg:height="1.359cm" draw:transform="skewX (0.461814120077699) rotate (0.733387351688017) translate (3.413cm 1.889cm)" svg:viewBox="0 0 2187 1360" svg:d="M0 0c1709 0 2187 1360 2187 1360">
          <text:p/>
        </draw:path>
        <draw:line draw:style-name="gr14" draw:text-style-name="P3" draw:layer="layout" svg:x1="5.327cm" svg:y1="1.753cm" svg:x2="5.572cm" svg:y2="2.016cm">
          <text:p/>
        </draw:line>
        <draw:frame draw:style-name="gr10" draw:text-style-name="P8" draw:layer="layout" svg:width="1.675cm" svg:height="0.641cm" svg:x="3.643cm" svg:y="1.381cm">
          <draw:text-box>
            <text:p text:style-name="P7"><text:span text:style-name="T2">redir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0:57:23.444044516</meta:creation-date>
    <dc:date>2017-02-15T11:53:51.476334817</dc:date>
    <meta:editing-duration>PT45M44S</meta:editing-duration>
    <meta:editing-cycles>6</meta:editing-cycles>
    <meta:generator>LibreOffice/5.3.0.3$Linux_X86_64 LibreOffice_project/30m0$Build-3</meta:generator>
    <meta:document-statistic meta:object-count="27"/>
  </office:meta>
</office:document-meta>
</file>